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6pt" officeooo:paragraph-rsid="0018448a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6pt" officeooo:paragraph-rsid="001d280d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6pt" fo:font-weight="bold" officeooo:paragraph-rsid="001d827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16pt" officeooo:paragraph-rsid="001d827c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DejaVu Sans Mono"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DejaVu Sans Mono" fo:font-size="16pt" officeooo:paragraph-rsid="001a21c4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DejaVu Sans Mono" fo:font-size="16pt" officeooo:paragraph-rsid="001826cb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DejaVu Sans Mono" fo:font-size="16pt" fo:font-weight="bold" officeooo:rsid="001826cb" officeooo:paragraph-rsid="001826cb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DejaVu Sans Mono" fo:font-size="16pt" officeooo:paragraph-rsid="001826cb" style:font-size-asian="16pt" style:font-size-complex="16pt"/>
    </style:style>
    <style:style style:name="P12" style:family="paragraph" style:parent-style-name="Standard">
      <style:text-properties style:font-name="DejaVu Sans Mono" fo:font-size="6pt" style:font-size-asian="6pt" style:font-size-complex="6pt"/>
    </style:style>
    <style:style style:name="T1" style:family="text">
      <style:text-properties officeooo:rsid="001826cb"/>
    </style:style>
    <style:style style:name="T2" style:family="text">
      <style:text-properties officeooo:rsid="001a21c4"/>
    </style:style>
    <style:style style:name="T3" style:family="text">
      <style:text-properties fo:font-weight="bold" officeooo:rsid="001a2611" style:font-weight-asian="bold" style:font-weight-complex="bold"/>
    </style:style>
    <style:style style:name="T4" style:family="text">
      <style:text-properties fo:font-weight="bold" officeooo:rsid="001d827c" style:font-weight-asian="bold" style:font-weight-complex="bold"/>
    </style:style>
    <style:style style:name="T5" style:family="text">
      <style:text-properties style:font-name="DejaVu Sans Mono"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ly A Holy God</text:p>
      <text:p text:style-name="P2"/>
      <text:p text:style-name="P2">VERSE 1</text:p>
      <text:p text:style-name="P3">Who else commands all the hosts of heaven?</text:p>
      <text:p text:style-name="P3">Who else could make every king bow down?</text:p>
      <text:p text:style-name="P4">Who else can whisper and darkness trembles?</text:p>
      <text:p text:style-name="P4">Only a Holy God</text:p>
      <text:p text:style-name="P4"/>
      <text:p text:style-name="P5">CHORUS</text:p>
      <text:p text:style-name="P6">Come and behold Him, <text:span text:style-name="T1">t</text:span>he One and the Only</text:p>
      <text:p text:style-name="P6">Cry out sing holy, <text:span text:style-name="T2">F</text:span>orever a Holy God</text:p>
      <text:p text:style-name="P6">Come and worship the Holy God</text:p>
      <text:p text:style-name="P7"/>
      <text:p text:style-name="P2">VERSE 2</text:p>
      <text:p text:style-name="P3">What other beauty demands such praises?</text:p>
      <text:p text:style-name="P3">What other splendour outshines the sun?</text:p>
      <text:p text:style-name="P4">What other majesty rules with justice?</text:p>
      <text:p text:style-name="P4">Only a Holy God</text:p>
      <text:p text:style-name="P7"/>
      <text:p text:style-name="P2">CHORUS</text:p>
      <text:p text:style-name="P8"/>
      <text:p text:style-name="P2">VERSE 3</text:p>
      <text:p text:style-name="P3">What other glory consumes like fire?</text:p>
      <text:p text:style-name="P3">What other power can raise the dead?</text:p>
      <text:p text:style-name="P4">What other name remains undefeated?</text:p>
      <text:p text:style-name="P4">Only a Holy God</text:p>
      <text:p text:style-name="P9"/>
      <text:p text:style-name="P10">CHORUS</text:p>
      <text:p text:style-name="P7"/>
      <text:p text:style-name="P2">VERSE 4</text:p>
      <text:p text:style-name="P7">Who else could rescue me from my failing?</text:p>
      <text:p text:style-name="P7">Who else would offer His only Son?</text:p>
      <text:p text:style-name="P7">Who else invites me to call Him Father?</text:p>
      <text:p text:style-name="P7">Only a Holy God</text:p>
      <text:p text:style-name="P9"><text:line-break/><text:span text:style-name="T3">CHORUS </text:span><text:span text:style-name="T4">x 2</text:span></text:p>
      <text:p text:style-name="P11"/>
      <text:p text:style-name="P11"/>
      <text:p text:style-name="P12">CCLI Song #7073332, Dustin Smith | Jonny Robinson | Michael Farren | Rich Thompson</text:p>
      <text:p text:style-name="P12">© 2016 CityAlight Music; Farren Love And War Publishing; Integrity's Alleluia! Music; Integrity's Praise! Music</text:p>
      <text:p text:style-name="Standard"><text:span text:style-name="T5">For use solely with the SongSelect® </text:span><text:a xlink:type="simple" xlink:href="https://songselect.ccli.com/about/termsofuse" text:style-name="Internet_20_link" text:visited-style-name="Visited_20_Internet_20_Link"><text:span text:style-name="T5">Terms of Use</text:span></text:a><text:span text:style-name="T5">. All rights reserved.</text:span><text:a xlink:type="simple" xlink:href="http://www.ccli.com/" text:style-name="Internet_20_link" text:visited-style-name="Visited_20_Internet_20_Link"><text:span text:style-name="T5">www.ccli.com</text:span></text:a><text:span text:style-name="T5">. CCLI License # 326605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6T22:40:51.528564647</meta:creation-date>
    <dc:date>2026-03-23T23:09:04.388854743</dc:date>
    <meta:editing-duration>PT1H31M39S</meta:editing-duration>
    <meta:editing-cycles>10</meta:editing-cycles>
    <meta:generator>LibreOffice/25.2.6.2$Linux_X86_64 LibreOffice_project/520$Build-2</meta:generator>
    <meta:print-date>2025-01-07T22:30:49.503298529</meta:print-date>
    <meta:printed-by>PDF files</meta:printed-by>
    <meta:document-statistic meta:table-count="0" meta:image-count="0" meta:object-count="0" meta:page-count="1" meta:paragraph-count="31" meta:word-count="184" meta:character-count="1000" meta:non-whitespace-character-count="846"/>
  </office:meta>
</office:document-meta>
</file>